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1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Helvetica" svg:font-family="Helvetica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3698"/>
    </style:style>
    <style:style style:name="P2" style:family="paragraph" style:parent-style-name="Standard">
      <style:text-properties officeooo:rsid="00053698" officeooo:paragraph-rsid="00053698"/>
    </style:style>
    <style:style style:name="P3" style:family="paragraph" style:parent-style-name="List_20_Contents" style:list-style-name="L1"/>
    <style:style style:name="T1" style:family="text">
      <style:text-properties officeooo:rsid="0005369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53698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o jest tytuł <text:span text:style-name="T1">(Title)</text:span></text:p>
      <text:p text:style-name="Subtitle">To jest podtytuł <text:span text:style-name="T1">(Subtitle)</text:span></text:p>
      <text:p text:style-name="Text_20_body">To jest normalny akapit <text:span text:style-name="T1">(Text Body)</text:span>.</text:p>
      <text:p text:style-name="P2">To jest styl domyślny (Default Style).</text:p>
      <text:p text:style-name="Text_20_body">To jest normalny akapit wraz <text:span text:style-name="T2">z tekstem formatowanym w locie</text:span> <text:span text:style-name="T4">bez przypisywania stylów znakowych</text:span> <text:span text:style-name="T1">(Text Body)</text:span>.</text:p>
      <text:p text:style-name="Standard">To jest <text:span text:style-name="T1">styl DEFAULT</text:span> wraz <text:span text:style-name="T2">z tekstem formatowanym w locie</text:span> <text:span text:style-name="T4">bez przypisywania stylów znakowych</text:span>.</text:p>
      <text:p text:style-name="P1">To jest normalny akapit <text:span text:style-name="T1">(Text Body) </text:span><text:span text:style-name="Emphasis"><text:span text:style-name="T1">ze stylami </text:span></text:span><text:span text:style-name="Strong_20_Emphasis"><text:span text:style-name="T1">znakowymi</text:span></text:span>.</text:p>
      <text:p text:style-name="P2">To jest styl domyślny (Default Style) <text:span text:style-name="Citation">ze stylami</text:span> <text:span text:style-name="Strong_20_Emphasis">znakowymi</text:span>.</text:p>
      <text:list xml:id="list4306417061015866862" text:style-name="L1">
        <text:list-item>
          <text:p text:style-name="P3">To jest lista wypunktowana <text:span text:style-name="T3">z lokalnym formatowaniem</text:span>, pierwszy punktor.</text:p>
        </text:list-item>
        <text:list-item>
          <text:p text:style-name="P3">To jest lista wypunktowana, drugi punkto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Helvetica1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Helvetica" svg:font-family="Helvetica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Liberation Serif1" style:font-size-asian="10.5pt" style:language-asian="zh" style:country-asian="CN" style:font-name-complex="Helvetic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Liberation Serif1" style:font-size-asian="10.5pt" style:language-asian="zh" style:country-asian="CN" style:font-name-complex="Helvetic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erif1" style:font-family-asian="'Liberation Serif'" style:font-family-generic-asian="system" style:font-pitch-asian="variable" style:font-size-asian="14pt" style:font-name-complex="Helvetica" style:font-family-complex="Helvetic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Helvetica1" style:font-family-complex="Helvetica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Helvetica1" style:font-family-complex="Helvetic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Helvetica1" style:font-family-complex="Helvetica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6T01:31:10.560552000</meta:creation-date>
    <dc:date>2017-02-26T01:39:35.914651000</dc:date>
    <meta:editing-duration>PT8M26S</meta:editing-duration>
    <meta:editing-cycles>1</meta:editing-cycles>
    <meta:document-statistic meta:table-count="0" meta:image-count="0" meta:object-count="0" meta:page-count="1" meta:paragraph-count="10" meta:word-count="85" meta:character-count="551" meta:non-whitespace-character-count="478"/>
    <meta:generator>LibreOffice/5.0.6.3$MacOSX_X86_64 LibreOffice_project/490fc03b25318460cfc54456516ea2519c11d1aa</meta:generator>
  </office:meta>
</office:document-meta>
</file>